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language="fr" fo:country="FR" style:font-size-asian="28pt" style:font-size-complex="28pt"/>
    </style:style>
    <style:style style:name="P2" style:family="paragraph" style:parent-style-name="Standard">
      <style:paragraph-properties fo:text-align="justify" style:justify-single-word="false"/>
      <style:text-properties fo:font-size="12pt" fo:language="fr" fo:country="FR" style:font-size-asian="12pt" style:font-size-complex="12pt"/>
    </style:style>
    <style:style style:name="P3" style:family="paragraph" style:parent-style-name="Standard" style:list-style-name="L1">
      <style:paragraph-properties fo:text-align="justify" style:justify-single-word="false"/>
      <style:text-properties fo:font-size="12pt" fo:language="fr" fo:country="FR" style:font-size-asian="12pt" style:font-size-complex="12pt"/>
    </style:style>
    <style:style style:name="P4" style:family="paragraph" style:parent-style-name="Standard">
      <style:paragraph-properties fo:text-align="center" style:justify-single-word="false"/>
      <style:text-properties fo:font-size="12pt" fo:language="fr" fo:country="FR" style:font-size-asian="12pt" style:font-size-complex="12pt"/>
    </style:style>
    <style:style style:name="P5" style:family="paragraph" style:parent-style-name="Standard">
      <style:paragraph-properties fo:text-align="justify" style:justify-single-word="false"/>
      <style:text-properties fo:font-size="12pt" fo:language="fr" fo:country="FR" fo:font-style="italic" style:font-size-asian="12pt" style:font-style-asian="italic" style:font-size-complex="12pt" style:font-style-complex="italic"/>
    </style:style>
    <style:style style:name="P6" style:family="paragraph" style:parent-style-name="Standard" style:list-style-name="L1">
      <style:paragraph-properties fo:text-align="justify" style:justify-single-word="false"/>
      <style:text-properties fo:font-size="12pt" fo:language="fr" fo:country="FR"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center" style:justify-single-word="false"/>
      <style:text-properties fo:font-size="20pt" fo:language="fr" fo:country="FR" style:font-size-asian="20pt" style:font-size-complex="20pt"/>
    </style:style>
    <style:style style:name="P8" style:family="paragraph" style:parent-style-name="Standard">
      <style:paragraph-properties fo:text-align="center" style:justify-single-word="false"/>
      <style:text-properties fo:font-size="35pt" fo:language="fr" fo:country="FR" style:font-size-asian="35pt" style:font-size-complex="35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solid" style:text-underline-width="auto" style:text-und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text:p>
      <text:p text:style-name="P1"/>
      <text:p text:style-name="P1"/>
      <text:p text:style-name="P1"/>
      <text:p text:style-name="P1"><text:tab/><text:tab/><text:tab/><text:tab/><text:tab/><text:tab/><text:tab/><text:tab/><text:tab/><text:tab/></text:p>
      <text:p text:style-name="P8">TP DE CHIFFREMENT PAR SUBSTITU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span text:style-name="T2"/></text:p>
      <text:p text:style-name="P7"><text:span text:style-name="T2">César</text:span></text:p>
      <text:p text:style-name="P2"/>
      <text:list xml:id="list675178645" text:style-name="L1">
        <text:list-item>
          <text:list>
            <text:list-item>
              <text:list>
                <text:list-item>
                  <text:p text:style-name="P6">Méthode mot</text:p>
                </text:list-item>
              </text:list>
            </text:list-item>
          </text:list>
        </text:list-item>
      </text:list>
      <text:p text:style-name="P2"/>
      <text:p text:style-name="P2"><text:tab/>Pour le decryptage du code de Cesar par un mot, on prend un mot qu'on connait dans le texte clair et on le cherche dans le texte chiffré. Dans notre, cas on chiffre le mot qu'on cherche dans les 26 manières possibles une par une jusqu'à ce que l'on le trouve dans le texte chiffré. Si il a été trouvé, alors on essaye de déchiffrer le texte dans le décalage courant et si le texte decrypté est en francais (grâce a une recherche des mots du texte dans le lexique par <text:span text:style-name="T5">dichotomie</text:span>), on renvoie le texte en clair, sinon on recommence la recherche du mot avec le decalage suivant. On teste si tous les mots sont dans le lexique car il existe un problème de redondance dans le code de César, par exemple le mot « grave » et le mot « tenir » sont chiffrés de la même manière avec deux decalages différents. Il faut donc faire attention a ce genre de cas ou l'on peut confondre les deux mots et donc ne pas avoir le bon decalage pour dechiffrer le texte. </text:p>
      <text:p text:style-name="P2"/>
      <text:p text:style-name="P2"/>
      <text:list xml:id="list808464840" text:continue-numbering="true" text:style-name="L1">
        <text:list-item>
          <text:list>
            <text:list-item>
              <text:list>
                <text:list-item>
                  <text:p text:style-name="P6">Méthode fréquence</text:p>
                </text:list-item>
              </text:list>
            </text:list-item>
          </text:list>
        </text:list-item>
      </text:list>
      <text:p text:style-name="P2"/>
      <text:p text:style-name="P2"><text:tab/>Pour le decryptage du code de César par la fréquence, on a recherché la fréquence des lettes en moyenne dans un texte de français. Cela nous donne un ordre d'apparition des lettres en francais qu'on va utiliser pour la suite. Dans le texte chiffré, on va alors regarder le caractère le plus fréquent, puis on va supposer que c'est la lettre la plus fréquente dans notre ordre obtenue précedemment. On calcul le decalage puis on va donc tenter de dechiffrer le texte . Si il est en francais, alors on le renvoie sinon, on recommence avec le caractère suivant et ainsi de suite.</text:p>
      <text:p text:style-name="P2"/>
      <text:p text:style-name="P2"/>
      <text:list xml:id="list639438773" text:continue-numbering="true" text:style-name="L1">
        <text:list-item>
          <text:list>
            <text:list-item>
              <text:list>
                <text:list-item>
                  <text:p text:style-name="P3"><text:s/><text:span text:style-name="T4">Méthode brute</text:span></text:p>
                </text:list-item>
              </text:list>
            </text:list-item>
          </text:list>
        </text:list-item>
      </text:list>
      <text:p text:style-name="P2"/>
      <text:p text:style-name="P2"><text:tab/>Pour la methode brute on teste tout les decalages possible jusqu'à ce que l'on trouve le bon.</text:p>
      <text:p text:style-name="P2"/>
      <text:p text:style-name="P7"><text:span text:style-name="T2"/></text:p>
      <text:p text:style-name="P7"><text:span text:style-name="T2">Vigenere</text:span></text:p>
      <text:p text:style-name="P2"/>
      <text:p text:style-name="P2"><text:tab/>Pour le chiffrement et le déchiffrement, on connait le mot clé. On parcourt en parallèle le mot clé et le texte pour créer le texte chiffré au passage. Cela ne permet de ne pas appliquer le chiffrement et le déchiffrement sur les caractéres spéciaux ou les espaces mais de les conserver.</text:p>
      <text:p text:style-name="P2"><text:tab/>Pour le décryptage, on connait la longeur du mot clé. Cela nous permet d'étudier la fréquence dans les sous chaînes. on récupère donc des sous-chaines où on analyse la fréquence de chaque sous-chaine, ce qui nous permet de connaître quel est le caractère pour décrypter. Une fois la clé trouvée, on applique la fonction de déchiffrement sur le texte avec la clé que l'on vient de calculer.</text:p>
      <text:p text:style-name="P2"><text:tab/>Le chiffre de Vigénère est un cas particulier du chiffre de César où la taille de la clé peut être supérieur à un. Utiliser la force brut pour casser ce code serait trop longue : 26<text:span text:style-name="T1">^26</text:span> possibilités.</text:p>
      <text:p text:style-name="P2"/>
      <text:p text:style-name="P5">Decryptage sans clé :</text:p>
      <text:p text:style-name="P2"><text:tab/>Pour le décrytage de Vigenere sans clé, on cherche à connaître la longueur de la clé utilisée. </text:p>
      <text:p text:style-name="P2">On va utiliser l'indice de coincidence qui mesure la probabilité que dans un texte, si on prend deux <text:soft-page-break/>lettres au hasard, alors ce sont les mêmes. On va, dans le texte, calculer la moyenne des indices de coincidences obtenus dans tous les sous-textes (on calcule l'indice de coincidence du texte, puis on calcule la moyenne des deux indices correspondant aux deux sous textes en prenant une lettre sur deux, etc). Si l'indice obtenu est proche de celle du francais, on en déduit la longueur de la clé.<text:line-break/>On procède ensuite par analyse fréquentielle pour trouver la clé.</text:p>
      <text:p text:style-name="P2"/>
      <text:p text:style-name="P2"/>
      <text:p text:style-name="P4"><text:span text:style-name="T3">Permutation</text:span> </text:p>
      <text:p text:style-name="P2"/>
      <text:p text:style-name="P2"><text:tab/>Pour le chiffrement et le déchiffrement, on connait la permutation. A chaque caractère du texte qui est compris entre « a » et « z », on applique la permutation que l'on connait. Pour le déchiffrement, on applique la permutation inverse.</text:p>
      <text:p text:style-name="P2"><text:tab/>Pour le décryptage, on compte le nombre de chaque lettre dans le texte puis on se base sur la fréquence dans l'ordre décroissant des lettres francaises (e, a, s, i ...). On en déduit la permutation puis on applique la fonction de déchiffrement, cela nous donne un déchiffrement partiel. Les fréquences de certaines lettres sont assez proches, par conséquent identifier la bonne permutation est complexe.</text:p>
      <text:p text:style-name="P2"/>
      <text:p text:style-name="P2"/>
      <text:p text:style-name="P2"/>
      <text:p text:style-name="P4"><text:span text:style-name="T3">LIGNES DE COMMANDES</text:span> </text:p>
      <text:p text:style-name="P4"/>
      <text:p text:style-name="P2">Chiffre c nombre fichier</text:p>
      <text:p text:style-name="P2">Chiffre v motCle fichier</text:p>
      <text:p text:style-name="P2">Chiffre p permutation fichier</text:p>
      <text:p text:style-name="P2"/>
      <text:p text:style-name="P2">Dechiffre c nombre fichier</text:p>
      <text:p text:style-name="P2">Dechiffre v motCle fichier</text:p>
      <text:p text:style-name="P2">Dechiffre p permutation fichier</text:p>
      <text:p text:style-name="P2"/>
      <text:p text:style-name="P2">Decrypt c fichier 1 mot //mot</text:p>
      <text:p text:style-name="P2">Decrypt c fichier 2 //frequence</text:p>
      <text:p text:style-name="P2">Decrypt c fichier 3 //force brut</text:p>
      <text:p text:style-name="P2">Decrypt v fichier 1 tailleMotCle</text:p>
      <text:p text:style-name="P2">Decrypt v fichier 2</text:p>
      <text:p text:style-name="P2">Decrypt p fichi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09:36:59</meta:creation-date>
    <dc:date>2016-03-24T16:16:16</dc:date>
    <meta:editing-duration>PT6H13M26S</meta:editing-duration>
    <meta:editing-cycles>43</meta:editing-cycles>
    <meta:generator>LibreOffice/3.5$Linux_X86_64 LibreOffice_project/350m1$Build-2</meta:generator>
    <meta:document-statistic meta:table-count="0" meta:image-count="0" meta:object-count="0" meta:page-count="3" meta:paragraph-count="33" meta:word-count="756" meta:character-count="4289" meta:non-whitespace-character-count="3542"/>
  </office:meta>
</office:document-meta>
</file>